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FactoryBase.CatalogFactory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talogFactoryBase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logFactoryBase.getCata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logFactoryBase.addCatalog( String name , Catalo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logFactoryBase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FactoryBase.setCatalog( Catalo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